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A00000306BF0AA528EFE5DB97.png" manifest:media-type="image/png"/>
  <manifest:file-entry manifest:full-path="Pictures/100000000000047C0000022F4A26B1F3716B4EFE.png" manifest:media-type="image/png"/>
  <manifest:file-entry manifest:full-path="Pictures/100000000000047C000002AB2C952D4851877B29.png" manifest:media-type="image/png"/>
  <manifest:file-entry manifest:full-path="Pictures/100000000000047C000002E2D064A0BA05F6A4A1.png" manifest:media-type="image/png"/>
  <manifest:file-entry manifest:full-path="Pictures/100000000000047C000001FB8D3B6672DD7706CF.png" manifest:media-type="image/png"/>
  <manifest:file-entry manifest:full-path="Pictures/100000000000047C000002DA13CA8184FB0B7443.png" manifest:media-type="image/png"/>
  <manifest:file-entry manifest:full-path="Pictures/100000000000047C0000024FD32A6182795065F9.png" manifest:media-type="image/png"/>
  <manifest:file-entry manifest:full-path="Pictures/100000000000047C000002CF3FBF77513CF59290.png" manifest:media-type="image/png"/>
  <manifest:file-entry manifest:full-path="Pictures/100000000000047C00000289F36488BD718D1F27.png" manifest:media-type="image/png"/>
  <manifest:file-entry manifest:full-path="Pictures/100000000000047C00000250B9FB87D0E1B3DB1D.png" manifest:media-type="image/png"/>
  <manifest:file-entry manifest:full-path="Pictures/100000000000047C000001F3EE51AD67C68B6070.png" manifest:media-type="image/png"/>
  <manifest:file-entry manifest:full-path="Pictures/100000000000047C000002660384F8D2A9A2F2DF.png" manifest:media-type="image/png"/>
  <manifest:file-entry manifest:full-path="Pictures/100000000000047C000002778FCED8B104B307DF.png" manifest:media-type="image/png"/>
  <manifest:file-entry manifest:full-path="Pictures/100000000000047C0000022CA20FC2080713667F.png" manifest:media-type="image/png"/>
  <manifest:file-entry manifest:full-path="Pictures/100000000000047C000001E16F8BEB3A633935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0102in" svg:y="0.1118in" svg:width="5.4335in" svg:height="3.2327in" draw:z-index="0"><draw:image xlink:href="Pictures/100000000000047C000002AB2C952D4851877B29.png" xlink:type="simple" xlink:show="embed" xlink:actuate="onLoad" loext:mime-type="image/png"/></draw:frame><draw:frame draw:style-name="fr1" draw:name="Image2" text:anchor-type="paragraph" svg:x="5.4173in" svg:y="0.1118in" svg:width="5.4283in" svg:height="3.452in" draw:z-index="1"><draw:image xlink:href="Pictures/100000000000047C000002DA13CA8184FB0B7443.png" xlink:type="simple" xlink:show="embed" xlink:actuate="onLoad" loext:mime-type="image/png"/></draw:frame><draw:frame draw:style-name="fr1" draw:name="Image3" text:anchor-type="paragraph" svg:x="-0.0102in" svg:y="3.6602in" svg:width="5.4118in" svg:height="2.7862in" draw:z-index="2"><draw:image xlink:href="Pictures/100000000000047C0000024FD32A6182795065F9.png" xlink:type="simple" xlink:show="embed" xlink:actuate="onLoad" loext:mime-type="image/png"/></draw:frame><draw:frame draw:style-name="fr1" draw:name="Image4" text:anchor-type="paragraph" svg:x="5.4008in" svg:y="3.6602in" svg:width="5.4118in" svg:height="2.3902in" draw:z-index="3"><draw:image xlink:href="Pictures/100000000000047C000001FB8D3B6672DD7706CF.png" xlink:type="simple" xlink:show="embed" xlink:actuate="onLoad" loext:mime-type="image/png"/></draw:frame></text:p>
      <text:p text:style-name="P1"><draw:frame draw:style-name="fr1" draw:name="Image5" text:anchor-type="paragraph" svg:x="-0.0102in" svg:y="0.0102in" svg:width="5.4165in" svg:height="3.3925in" draw:z-index="4"><draw:image xlink:href="Pictures/100000000000047C000002CF3FBF77513CF59290.png" xlink:type="simple" xlink:show="embed" xlink:actuate="onLoad" loext:mime-type="image/png"/></draw:frame><draw:frame draw:style-name="fr1" draw:name="Image6" text:anchor-type="paragraph" svg:x="5.4055in" svg:y="0.0102in" svg:width="5.4165in" svg:height="3.4819in" draw:z-index="5"><draw:image xlink:href="Pictures/100000000000047C000002E2D064A0BA05F6A4A1.png" xlink:type="simple" xlink:show="embed" xlink:actuate="onLoad" loext:mime-type="image/png"/></draw:frame><draw:frame draw:style-name="fr1" draw:name="Image7" text:anchor-type="paragraph" svg:x="-0.0102in" svg:y="3.5425in" svg:width="5.4165in" svg:height="3.0626in" draw:z-index="6"><draw:image xlink:href="Pictures/100000000000047C00000289F36488BD718D1F27.png" xlink:type="simple" xlink:show="embed" xlink:actuate="onLoad" loext:mime-type="image/png"/></draw:frame><draw:frame draw:style-name="fr1" draw:name="Image8" text:anchor-type="paragraph" svg:x="5.4055in" svg:y="3.5425in" svg:width="5.4102in" svg:height="3.6543in" draw:z-index="7"><draw:image xlink:href="Pictures/100000000000047A00000306BF0AA528EFE5DB97.png" xlink:type="simple" xlink:show="embed" xlink:actuate="onLoad" loext:mime-type="image/png"/></draw:frame></text:p>
      <text:p text:style-name="P1"><draw:frame draw:style-name="fr1" draw:name="Image9" text:anchor-type="paragraph" svg:x="0.0047in" svg:y="0in" svg:width="5.4138in" svg:height="2.6362in" draw:z-index="8"><draw:image xlink:href="Pictures/100000000000047C0000022F4A26B1F3716B4EFE.png" xlink:type="simple" xlink:show="embed" xlink:actuate="onLoad" loext:mime-type="image/png"/></draw:frame><draw:frame draw:style-name="fr1" draw:name="Image10" text:anchor-type="paragraph" svg:x="5.4181in" svg:y="0in" svg:width="5.4138in" svg:height="2.7917in" draw:z-index="9"><draw:image xlink:href="Pictures/100000000000047C00000250B9FB87D0E1B3DB1D.png" xlink:type="simple" xlink:show="embed" xlink:actuate="onLoad" loext:mime-type="image/png"/></draw:frame><draw:frame draw:style-name="fr1" draw:name="Image11" text:anchor-type="paragraph" svg:x="0.0047in" svg:y="3.2819in" svg:width="5.4138in" svg:height="2.3535in" draw:z-index="10"><draw:image xlink:href="Pictures/100000000000047C000001F3EE51AD67C68B6070.png" xlink:type="simple" xlink:show="embed" xlink:actuate="onLoad" loext:mime-type="image/png"/></draw:frame><draw:frame draw:style-name="fr1" draw:name="Image12" text:anchor-type="paragraph" svg:x="5.4181in" svg:y="3.2819in" svg:width="5.3945in" svg:height="2.8854in" draw:z-index="11"><draw:image xlink:href="Pictures/100000000000047C000002660384F8D2A9A2F2DF.png" xlink:type="simple" xlink:show="embed" xlink:actuate="onLoad" loext:mime-type="image/png"/></draw:frame></text:p>
      <text:p text:style-name="P1"><draw:frame draw:style-name="fr1" draw:name="Image13" text:anchor-type="paragraph" svg:x="-0.0028in" svg:y="0in" svg:width="5.3819in" svg:height="2.9583in" draw:z-index="12"><draw:image xlink:href="Pictures/100000000000047C000002778FCED8B104B307DF.png" xlink:type="simple" xlink:show="embed" xlink:actuate="onLoad" loext:mime-type="image/png"/></draw:frame><draw:frame draw:style-name="fr1" draw:name="Image14" text:anchor-type="paragraph" svg:x="5.3783in" svg:y="0in" svg:width="5.3819in" svg:height="2.6063in" draw:z-index="13"><draw:image xlink:href="Pictures/100000000000047C0000022CA20FC2080713667F.png" xlink:type="simple" xlink:show="embed" xlink:actuate="onLoad" loext:mime-type="image/png"/></draw:frame><draw:frame draw:style-name="fr1" draw:name="Image15" text:anchor-type="paragraph" svg:x="-0.0028in" svg:y="3.4882in" svg:width="5.3819in" svg:height="2.2555in" draw:z-index="14"><draw:image xlink:href="Pictures/100000000000047C000001E16F8BEB3A633935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3945in" fo:margin-right="0.363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6:18:23.305000000</meta:creation-date>
    <dc:date>2019-06-29T16:37:43.709000000</dc:date>
    <meta:editing-duration>PT5M50S</meta:editing-duration>
    <meta:editing-cycles>1</meta:editing-cycles>
    <meta:generator>LibreOffice/6.2.0.3$Windows_X86_64 LibreOffice_project/98c6a8a1c6c7b144ce3cc729e34964b47ce25d62</meta:generator>
    <meta:document-statistic meta:table-count="0" meta:image-count="15" meta:object-count="0" meta:page-count="4" meta:paragraph-count="0" meta:word-count="0" meta:character-count="0" meta:non-whitespace-character-count="0"/>
  </office:meta>
</office:document-meta>
</file>